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1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6</text:p>
      <text:p text:style-name="P2">Month<text:tab/><text:tab/><text:tab/><text:tab/><text:tab/><text:tab/></text:p>
      <text:p text:style-name="P2">Year<text:tab/><text:tab/><text:tab/><text:tab/><text:tab/><text:tab/>1896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Human sacrifice--Judaism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7"/>
      <text:p text:style-name="P6">[Front Cover]</text:p>
      <text:p text:style-name="P6">[Note: The number "100" is written in pencil in the top right corner of the page.]</text:p>
      <text:p text:style-name="P8">96/</text:p>
      <text:p text:style-name="P7">Did Jews practice human sacrifices?/</text:p>
      <text:p text:style-name="P7"/>
      <text:p text:style-name="P6">[Page 1]</text:p>
      <text:p text:style-name="P6">A sentence towards the end of Leviticus, the/ third book of the Torah, whose perusal we have/ just concluded, has given me of late considerable concern./ <text:s/>Nearly the whole chapter in which that sentence occurs,/ treats of the valuation of persons, or property de-/-voted to the sanctuary, or becoming, by reason/ of a vow, the possession of the ministering priests./ <text:s/>The twenty ninth verse however, reads thus: [Hebrew]/ [Hebrew]. <text:s/>The revised ver-/-sion, varying very little from the so called author-/-ized one, translates literally as follows: "None devoted,/ which shall be devoted of men, shall be ran-/-somed, he shall surely be put to death". <text:s/>The/ school of higher criticism, undeterred by the/ repeated denunciations in the Law and the pro-/-phets against human sacrifices, has dared to/ cite that verse as a proof that among/ ancient Israelites such brutalities were/ practised. <text:s/>And as novelties in literature, <text:span text:style-name="T2">as</text:span><text:span text:style-name="T4"> like/ in all things, find easy acceptance, so in this/ instance, an idea destitute of foundation </text:span><text:soft-page-break/><text:span text:style-name="T4">has/ been </text:span><text:span text:style-name="T2">accepted</text:span><text:span text:style-name="T4"> received and approved by the credulous because supposed to emanate from </text:span><text:span text:style-name="T2">deep thinkers</text:span><text:span text:style-name="T4"> profound scholarship./</text:span></text:p>
      <text:p text:style-name="P6"><text:span text:style-name="T4"/></text:p>
      <text:p text:style-name="P6"><text:span text:style-name="T4">[Page 2]</text:span></text:p>
      <text:p text:style-name="P6"><text:span text:style-name="T4">It is said; the Pentateuch declares the first/ born of man, like the first ling of an animal/ hallowed to the Lord, </text:span><text:span text:style-name="T2">therefore</text:span><text:span text:style-name="T4"> hence both </text:span><text:span text:style-name="T2">are</text:span><text:span text:style-name="T4"> were to be/ placed in the same category; both </text:span><text:span text:style-name="T2">are</text:span><text:span text:style-name="T4"> were to be con-/-sumed on the altar, in honor of the Lord./ <text:s/>But in deference to an indisputable truth, I/ must recall to the memory of my hearers the/ fact that the Pentateuch has also shown/ the difference in the treatment of the </text:span><text:span text:style-name="T2">human</text:span><text:span text:style-name="T4">/ first born </text:span><text:span text:style-name="T2">among</text:span><text:span text:style-name="T4"> male</text:span><text:span text:style-name="T2">s</text:span><text:span text:style-name="T4"> among human beings and the firstling of/ animals. <text:s/>In language which cannot be/ possibly misunderstood, we are told that the/ former was to have been ransomed by five shekels/ of the Sanctuary......[Hebrew]/ [Hebrew], whereas the latter/ was immolated [Hebrew]/ Naturally, I will be asked, what means then/ the sentence </text:span><text:span text:style-name="T2">in</text:span><text:span text:style-name="T4"> which I quoted from to day's section? <text:s/>Well, the/ Leeser Bible, </text:span><text:span text:style-name="T2">following</text:span><text:span text:style-name="T4"> agreeably to the traditional rendering,/ reads as follows: "Any one condemned to death/ among men, shall not be redeemed; he/ shall be put to death". <text:s/>Is that correct?/ <text:s/>Yes, substantially so; and the reason must be/ apparent to all unprejudiced minds./</text:span></text:p>
      <text:p text:style-name="P6"><text:span text:style-name="T4"/></text:p>
      <text:p text:style-name="P6"><text:span text:style-name="T4">[Page 3]</text:span></text:p>
      <text:p text:style-name="P6"><text:span text:style-name="T4">For, the preceding sentence speaks of an object/ of whatever character devoted to the Lord,/ [Hebrew], while in our sentence/ no mention at all is made of a consecration/ to the Lord. <text:s/>It has reference therefore decidedly/ to a totally different case; I mean to that in which/ the judicial courts, or the ruling authorities have/ condemned a person--for a crime committed, as it was, for instance, in/ the case of Achan, during Joshua's administra/-tion. <text:s/>That person could </text:span><text:span text:style-name="T2">be</text:span><text:span text:style-name="T4"> not be ransomed. <text:s/>The/ sentence must be carried out, as we read else-/-where, that a guilty being may be dragged away/ from the very sanctuary </text:span><text:span text:style-name="T2">to</text:span><text:span text:style-name="T4"> to which he too refuge, in order that he shall pay the penalty/ of his </text:span><text:span text:style-name="T2">crime transgression</text:span><text:span text:style-name="T4"> offence. <text:s/>[Hebrew]/</text:span></text:p>
      <text:p text:style-name="P6"><text:span text:style-name="T4">But who can harbor the thought that human/ sacrifices were sanctioned by our Legislator, seeing/ that mere ill usage towards a slave, such as/ blinding him of one eye, or even knocking out one/ of his teeth, compelled the owner to send his </text:span><text:span text:style-name="T2">servant</text:span><text:span text:style-name="T4"> bondman/ free! <text:s/>Seeing also that parents could not exercise/ irresponsible power towards their own children, when/ these were dissolute and rebellious, but must apply/</text:span></text:p>
      <text:p text:style-name="P6"><text:span text:style-name="T4"/></text:p>
      <text:p text:style-name="P6"><text:span text:style-name="T4">[Page 4]</text:span></text:p>
      <text:p text:style-name="P6"><text:span text:style-name="T4">to the courts for a condign sentence? <text:s/>Does/ it stand to reason that a legislator so considerate/ and humane, would favor killing as a savory oblation to God?/ <text:s/>Far be </text:span><text:span text:style-name="T2">it</text:span><text:span text:style-name="T4"> such iniquity from our Lawgiver, who in incisive lan-/-guage prohibits copying the atrocious and hein-/-tious habits of Egypt and Canaan, far be it from him to wink/ at and much less to approve of those </text:span><text:span text:style-name="T2">very</text:span><text:span text:style-name="T4"> abo-/-minable customs. <text:s/>But higher criticism/ is not given to acknowledging itself vanquished./ <text:s/>So also in the question at issue, it tries to prove/ from the act of Abraham, what that act positively/ disproves. <text:s/>Criticism argues thus. <text:s/>Unless hu-/-man sacrifices </text:span><text:span text:style-name="T2">were</text:span><text:span text:style-name="T4"> had been common, the patriarch would/ never have thought of offering his son to </text:span><text:span text:style-name="T2">God</text:span><text:span text:style-name="T4"> the Lord./ <text:s/>And I, copying the critics and leaving aside for the [?] what Holy Writ sets down as a heavenly trial, argue thus. <text:s/>Yes, human sacrifices/ doubtless formed part of the shocking worship of hea-/-thens, but Abraham, who had discovered the way/ of God, which was to do righteousness and justice/ [Hebrew] instructed by </text:span><text:span text:style-name="T2">inspiration</text:span><text:span text:style-name="T4"> his conscience, felt/ </text:span><text:span text:style-name="T2">showed</text:span><text:span text:style-name="T4"> that such cruelties are an abomination in the/ sight of the Creator. <text:s/>So certain was he of </text:span><text:span text:style-name="T2">that</text:span><text:span text:style-name="T4"> it, that/ he desisted from carrying out his </text:span><text:span text:style-name="T2">intention</text:span><text:span text:style-name="T4"> original intention. <text:s/>And what the founder of our people,/ was </text:span><text:span text:style-name="T2">Divinely</text:span><text:span text:style-name="T4"> whithheld[sic!] from doing, his descendants learnt/ to avoid as a most heinous offence to nature and to nature's God./</text:span></text:p>
      <text:p text:style-name="P6"><text:span text:style-name="T4"/></text:p>
      <text:p text:style-name="P6"><text:span text:style-name="T4">[Page 5]</text:span></text:p>
      <text:p text:style-name="P6"><text:soft-page-break/><text:span text:style-name="T4">But Bible readers, have sought to silence me by/ directing my attention to Jephtha's vow. <text:s/>I did not,/ however, flinch. <text:s/>I stood my ground. <text:s/>Let us cast/ a glance on the history of the Hebrew warrior--I/ prefer that appellation to the title of Judge--./ <text:s/>He was a natural son of Gilead. <text:s/>The unkindness/ of relatives drove him early away form home and/ he, with a party of wild companions, </text:span><text:span text:style-name="T2">made his home</text:span><text:span text:style-name="T4"> settled/ among strangers to his people and religion; very/ probably heathen Syrians, for the land of </text:span><text:span text:style-name="T5">Job</text:span><text:span text:style-name="T6"> was/ </text:span><text:span text:style-name="T3">in Amram</text:span><text:span text:style-name="T6"> near Mesopotamia. <text:s/>How long Jephtha led there a roving life, it is/ not stated. <text:s/>History simply says [Hebrew], mean-/-ing some years later, when the Ammonites had at-/-tacked the Israelites, the chiefs of Gilead, asked/ Jephtha to place himself at their head and/ fight the enemy. <text:s/>He consented and routed the/ invaders. <text:s/>But his sojourn among idolators, had/ exercised a woeful influence. <text:s/>Jephtha in his eager-/-ness to prove himself worthy of the generalship/ entrusted to his valor, vowed </text:span><text:span text:style-name="T3">to</text:span><text:span text:style-name="T6"> that in the went of his victory, he would offer on the altar/ whatever being met him first, when </text:span><text:span text:style-name="T3">he returned</text:span><text:span text:style-name="T6"> hailed/ </text:span><text:span text:style-name="T3">home victorious</text:span><text:span text:style-name="T6"> a conqueror. <text:s/>To his horror, the only child he/ had--a young girl--had hastened to welcome back/ her father, dancing at the sound of timbrels which she played upon./</text:span></text:p>
      <text:p text:style-name="P6"><text:span text:style-name="T6"/></text:p>
      <text:p text:style-name="P6"><text:span text:style-name="T6">[Page 6]</text:span></text:p>
      <text:p text:style-name="P6"><text:span text:style-name="T6">At that sight, the reckless parent who had become half paganised,/ was terror struck, but though heart broken, he insisted/ upon performing his rash vow and the filially/ devoted, but misled child, agreed to be</text:span><text:span text:style-name="T3">come</text:span><text:span text:style-name="T6"> the willing/ victim of that horrible promise. <text:s/>I know that/ not all Bible expositors have explained alike the fate/ of Jephtha's daughter. <text:s/>Some are of opinion that/ her having remained unmarried was then regarded/ as being deprived of life. <text:s/>But if </text:span><text:span text:style-name="T3">it were</text:span><text:span text:style-name="T6"> so, what/ occasion had the girl to ask of her father two/ months time, during which she might weep/ on the mountains over her </text:span><text:span text:style-name="T3">remaining</text:span><text:span text:style-name="T6"> being doomed to continue a virgin since she was to/ keep so always Besides nunneries never existed in Israel. <text:s/>Then, again, what did the/ daughters of Israel yearly lament about the daughter of Jephtha, as stated </text:span><text:span text:style-name="T3">[?]</text:span><text:span text:style-name="T6"> [Hebrew] <text:s/>In reading the sad </text:span><text:span text:style-name="T3">event</text:span><text:span text:style-name="T6"> incident with/ an unbiased judgment, I perceive that the/ historian, unwilling to dwell on the shocking epi-/-sode, limits himself simply to write, "he did with her accord-/-ing to the vow which he had vowed." <text:s/>I hold/ that Jephtha did not alone sin, for acting con/-trarily to what Roheleth recommended centuries </text:span><text:span text:style-name="T3">after</text:span><text:span text:style-name="T6"> later/ [Hebrew] "Be not rash with thy mouth," but/ also against the other injunction by the same author [Hebrew]/ "Be not hasty in thy spirit to get angry."/</text:span></text:p>
      <text:p text:style-name="P6"><text:span text:style-name="T6"/></text:p>
      <text:p text:style-name="P6"><text:span text:style-name="T6">[Page 7]</text:span></text:p>
      <text:p text:style-name="P6"><text:span text:style-name="T6">We notice that while Gideon instead of fighting/ the quarrelsome tribe of Ephraim</text:span><text:span text:style-name="T3">ites</text:span><text:span text:style-name="T6">, pacified them./ <text:s/>Jephtha made a desperate war against them and per-/-petrated a slaughter. <text:s/>The Talmudists not/ wishing to cast odium on one who had bravely/ entered the lists to deliver </text:span><text:span text:style-name="T3">Israel</text:span><text:span text:style-name="T6"> our people in the hour of danger, say that Jephtha/ [Hebrew]--of light value--deserved nevertheless the/ esteem of his contemporaries [Hebrew]/ but they do not scruple to add that </text:span><text:span text:style-name="T3">he</text:span><text:span text:style-name="T6"> had he/ studied his religion, he would not have lost his daughter [Hebrew]/ [Hebrew] <text:s/>I candidly admit that human/ sacrifices were offered by corrupt Kings of our nation/ and by then imitative subjects, for the impartial scriptures/ record that melancholy fact, but never never were they made by the/ sanction or connivance of our faith. <text:s/>In the/ third chapter of the second book of Kings, we/ read of a league between Jehoshaphat King of Judah,/ Jehoram King of Israel, and the King of Edom to de-/-feat the army of Moab. <text:s/>The battle was fierce./ <text:s/>When the ruler of Moab felt that </text:span><text:span text:style-name="T3">the</text:span><text:span text:style-name="T6"> fate seemed/ </text:span><text:span text:style-name="T3">conspired</text:span><text:span text:style-name="T6"> determined to destroy his host, he took his oldest/ son, the heir apparent to the throne, and butchered/ him as an offering to his false gods; but he was/ a heathen, not a Jew, and Amos reproaches Moab/</text:span></text:p>
      <text:p text:style-name="P6"><text:span text:style-name="T6"/></text:p>
      <text:p text:style-name="P6"><text:span text:style-name="T6">[Page 8]</text:span></text:p>
      <text:p text:style-name="P6"><text:span text:style-name="T6">for his brutality. <text:s/>If we except the incident/ of Jephtha, which cannot be sufficiently repre-/-hended, no instance similar to it is met, during/ the lapse of </text:span><text:span text:style-name="T3">so</text:span><text:span text:style-name="T6"> very many centuries, from the days that/ </text:span><text:span text:style-name="T3">Moses</text:span><text:span text:style-name="T6"> our inspired legislator gave us his solemn charge, [Hebrew]/ [Hebrew] "There shall not be found among/ </text:span><text:soft-page-break/><text:span text:style-name="T6">thee, one that causes his son, or his daughter to/ pass through the fire," and again: [Hebrew]/ [Hebrew]/ [Hebrew]/ "Thou shalt not do so to the Lord thy God (viz, like/ the heathens) for even their sons and their daughters/ they burnt on fire to their gods;" during so many cen-/-turies, I say, a crime unreproved, like that of Jephtha,/ never occurred. <text:s/>I leave it to the higher criticism to show/ the contrary beyond peradventure. <text:s/>I rest satisfied/ with having intimated that to blindly accept what/ a school, now a days greatly extolled lays down its axioms, is not wisdom,/ but credulity. <text:s/>The </text:span><text:span text:style-name="T3">duty</text:span><text:span text:style-name="T6"> bounden obligation of every Jew and every Jewess/ who wishes to hold correct views touching the religion/ of Moses and the Prophets, is to search, without bias,/ into the writings of Moses and the Prophet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06T14:51:08.59</meta:creation-date>
    <meta:document-statistic meta:table-count="0" meta:image-count="0" meta:object-count="0" meta:page-count="5" meta:paragraph-count="85" meta:word-count="1869" meta:character-count="11433"/>
    <dc:date>2012-09-06T15:51:47.32</dc:date>
    <dc:creator>Penn Libraries</dc:creator>
    <meta:editing-duration>PT00H08M17S</meta:editing-duration>
    <meta:editing-cycles>1</meta:editing-cycles>
    <meta:generator>OpenOffice.org/3.2$Win32 OpenOffice.org_project/320m12$Build-9483</meta:generator>
  </office:meta>
</office:document-meta>
</file>